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8pt" style:font-size-asian="18pt" style:font-size-complex="18pt" fo:language="en" fo:country="US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language="en" fo:country="US"/>
    </style:style>
    <style:style style:name="P6" style:parent-style-name="ListParagraph" style:family="paragraph"/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ListParagraph" style:family="paragraph"/>
    <style:style style:name="T10" style:parent-style-name="DefaultParagraphFont" style:family="text">
      <style:text-properties fo:language="en" fo:country="US"/>
    </style:style>
    <style:style style:name="P11" style:parent-style-name="ListParagraph" style:family="paragraph"/>
    <style:style style:name="T12" style:parent-style-name="DefaultParagraphFont" style:family="text">
      <style:text-properties fo:language="en" fo:country="US"/>
    </style:style>
    <style:style style:name="P13" style:parent-style-name="ListParagraph" style:family="paragraph"/>
    <style:style style:name="T14" style:parent-style-name="DefaultParagraphFont" style:family="text">
      <style:text-properties fo:language="en" fo:country="US"/>
    </style:style>
    <style:style style:name="P15" style:parent-style-name="ListParagraph" style:family="paragraph"/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ListParagraph" style:family="paragraph"/>
    <style:style style:name="P19" style:parent-style-name="ListParagraph" style:family="paragraph"/>
    <style:style style:name="T20" style:parent-style-name="DefaultParagraphFont" style:family="text">
      <style:text-properties fo:language="en" fo:country="US"/>
    </style:style>
    <style:style style:name="P21" style:parent-style-name="ListParagraph" style:family="paragraph"/>
    <style:style style:name="T22" style:parent-style-name="DefaultParagraphFont" style:family="text">
      <style:text-properties fo:language="en" fo:country="US"/>
    </style:style>
    <style:style style:name="P23" style:parent-style-name="ListParagraph" style:family="paragraph"/>
    <style:style style:name="T24" style:parent-style-name="DefaultParagraphFont" style:family="text">
      <style:text-properties fo:language="en" fo:country="US"/>
    </style:style>
    <style:style style:name="P25" style:parent-style-name="ListParagraph" style:family="paragraph"/>
    <style:style style:name="T26" style:parent-style-name="DefaultParagraphFont" style:family="text">
      <style:text-properties fo:language="en" fo:country="US"/>
    </style:style>
    <style:style style:name="P27" style:parent-style-name="ListParagraph" style:family="paragraph"/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ListParagraph" style:family="paragraph"/>
    <style:style style:name="P31" style:parent-style-name="ListParagraph" style:family="paragraph"/>
    <style:style style:name="T32" style:parent-style-name="DefaultParagraphFont" style:family="text">
      <style:text-properties fo:language="en" fo:country="US"/>
    </style:style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T36" style:parent-style-name="DefaultParagraphFont" style:family="text">
      <style:text-properties fo:language="en" fo:country="US"/>
    </style:style>
    <style:style style:name="P37" style:parent-style-name="ListParagraph" style:family="paragraph">
      <style:text-properties fo:language="en" fo:country="US"/>
    </style:style>
    <style:style style:name="P38" style:parent-style-name="ListParagraph" style:family="paragraph"/>
    <style:style style:name="T39" style:parent-style-name="DefaultParagraphFont" style:family="text">
      <style:text-properties fo:language="en" fo:country="US"/>
    </style:style>
    <style:style style:name="P40" style:parent-style-name="ListParagraph" style:family="paragraph"/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<text:s/></text:span><text:span text:style-name="T3">Project Proposal<text:s/></text:span><text:span text:style-name="T4">Differentiable Neural Architecture Search with Morphism-based Transformable Backbone Architectures</text:span></text:p>
      <text:p text:style-name="Quote"><text:span text:style-name="T5">Abstract:<text:s/></text:span>Highlight what parts of the project are particularly challenging and the main contribution of your<text:s/>assignment</text:p>
      <text:list text:style-name="WWNum1">
        <text:list-item>
          <text:p text:style-name="P6"><text:span text:style-name="T7">G</text:span>roup members<text:span text:style-name="T8">: Lisa Wimmer, Sven Lorenz, Andreas Klaß</text:span></text:p>
        </text:list-item>
        <text:list-item>
          <text:p text:style-name="P9">Already defines the different building blocks that need to be implemented<text:span text:style-name="T10">:</text:span></text:p>
          <text:list text:continue-numbering="true">
            <text:list-item>
              <text:p text:style-name="P11"><text:span text:style-name="T12">Block 1: build new cell block (two-to-one backbone)</text:span></text:p>
            </text:list-item>
            <text:list-item>
              <text:p text:style-name="P13"><text:span text:style-name="T14">Block 2: implement node growing via network morphisms</text:span></text:p>
            </text:list-item>
            <text:list-item>
              <text:p text:style-name="P15"><text:span text:style-name="T16">Block 3: i</text:span><text:span text:style-name="T17">mplement dynamic pruning / pruning at each stage</text:span></text:p>
            </text:list-item>
          </text:list>
        </text:list-item>
        <text:list-item>
          <text:p text:style-name="P18">Clearly defines what requirements the final code must fulfill</text:p>
          <text:list text:continue-numbering="true">
            <text:list-item>
              <text:p text:style-name="P19"><text:span text:style-name="T20">Must return trained architecture</text:span></text:p>
            </text:list-item>
            <text:list-item>
              <text:p text:style-name="P21"><text:span text:style-name="T22">Must converge at sensible point</text:span></text:p>
            </text:list-item>
            <text:list-item>
              <text:p text:style-name="P23"><text:span text:style-name="T24">Must work for generic RNN</text:span></text:p>
            </text:list-item>
            <text:list-item>
              <text:p text:style-name="P25"><text:span text:style-name="T26">Must work for different initial architechtures</text:span></text:p>
            </text:list-item>
            <text:list-item>
              <text:p text:style-name="P27"><text:span text:style-name="T28">Must wo</text:span><text:span text:style-name="T29">rk with all listed node operators</text:span></text:p>
            </text:list-item>
          </text:list>
        </text:list-item>
        <text:list-item>
          <text:p text:style-name="P30">Must define how the framework can and will be tested.</text:p>
        </text:list-item>
        <text:list-item>
          <text:p text:style-name="P31"><text:span text:style-name="T32">What do we start with? Which code parts already exist?</text:span></text:p>
          <text:list text:continue-numbering="true">
            <text:list-item>
              <text:p text:style-name="P33">Existing parts: DARTS backbone and algorithm, pruning mechanisms, network morphisms (although their notion of<text:s/>morphism seems to be a different one)</text:p>
            </text:list-item>
            <text:list-item>
              <text:p text:style-name="P34">What do we start with? Well</text:p>
            </text:list-item>
          </text:list>
        </text:list-item>
        <text:list-item>
          <text:p text:style-name="P35"><text:span text:style-name="T36">Particularly challenging parts:</text:span></text:p>
          <text:list text:continue-numbering="true">
            <text:list-item>
              <text:p text:style-name="P37">Update operation in NAS algorithm containing node / operator growing</text:p>
            </text:list-item>
          </text:list>
        </text:list-item>
        <text:list-item>
          <text:p text:style-name="P38"><text:span text:style-name="T39">Main contribution:</text:span></text:p>
          <text:list text:continue-numbering="true">
            <text:list-item>
              <text:p text:style-name="P40"><text:span text:style-name="T41">New flavor of NAS, which is ubiquitous in DL, that allows for more fle</text:span><text:span text:style-name="T42">xible architecture search without the need to define a DARTS backbone a prior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style:font-name-asian="F" fo:letter-spacing="-0.0069in" style:letter-kerning="true" fo:font-size="28pt" style:font-size-asian="28pt" style:font-size-complex="28pt"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TitleChar" style:display-name="Title Char" style:family="text" style:parent-style-name="DefaultParagraphFont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F" style:font-name-complex="F" fo:color="#2F5496" fo:font-size="16pt" style:font-size-asian="16pt" style:font-size-complex="16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a" style:num-letter-sync="true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format="1" text:display-levels="4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format="1" text:display-levels="7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62luk</meta:initial-creator>
    <dc:creator>ri62luk</dc:creator>
    <meta:creation-date>2021-06-23T14:32:00Z</meta:creation-date>
    <dc:date>2021-07-13T08:46:00Z</dc:date>
    <meta:template xlink:href="Normal.dotm" xlink:type="simple"/>
    <meta:editing-cycles>14</meta:editing-cycles>
    <meta:editing-duration>PT2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7" meta:character-count="1324" meta:row-count="9" meta:non-whitespace-character-count="1129"/>
  </office:meta>
</office:document-meta>
</file>